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8">
      <style:drawing-page-properties draw:fill="gradient" draw:fill-gradient-name="a9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gradient" draw:fill-gradient-name="a8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0">
      <style:drawing-page-properties draw:fill="gradient" draw:fill-gradient-name="a8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gradient" draw:fill-gradient-name="a9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gradient" draw:fill-gradient-name="a81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7">
      <style:drawing-page-properties draw:fill="gradient" draw:fill-gradient-name="a9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gradient" draw:fill-gradient-name="a9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9">
      <style:drawing-page-properties draw:fill="gradient" draw:fill-gradient-name="a8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1">
      <style:drawing-page-properties draw:fill="gradient" draw:fill-gradient-name="a8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gradient" draw:fill-gradient-name="a9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3">
      <style:drawing-page-properties draw:fill="gradient" draw:fill-gradient-name="a9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6">
      <style:drawing-page-properties draw:fill="gradient" draw:fill-gradient-name="a8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7" draw:master-page-name="Master1-Layout1-title-Title-Slide" presentation:presentation-page-layout-name="Master1-PPL1" draw:id="Slide-256">
        <draw:frame draw:id="id118" presentation:style-name="a811" draw:name="Title 1" svg:x="1.23404in" svg:y="1.03446in" svg:width="9.44562in" svg:height="2.86369in" presentation:class="title" presentation:placeholder="false">
          <draw:text-box>
            <text:p text:style-name="a810" text:class-names="" text:cond-style-name=""><text:span text:style-name="a808" text:class-names="">Learning Spatial<text:s text:c="1"/></text:span><text:span text:style-name="a809" text:class-names="">Queries</text:span></text:p>
          </draw:text-box>
          <svg:title/>
          <svg:desc/>
        </draw:frame>
        <draw:frame draw:id="id119" presentation:style-name="a812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3" draw:style-name="a814" draw:master-page-name="Master1-Layout2-obj-Title-and-Content" presentation:presentation-page-layout-name="Master1-PPL2" draw:id="Slide-258">
        <draw:frame draw:id="id120" presentation:style-name="a818" draw:name="Title 1" svg:x="1.23608in" svg:y="1.04257in" svg:width="10.50227in" svg:height="1.14746in" presentation:class="title" presentation:placeholder="false">
          <draw:text-box>
            <text:p text:style-name="a817" text:class-names="" text:cond-style-name=""><text:span text:style-name="a815" text:class-names="">Spatial Queries</text:span><text:span text:style-name="a816" text:class-names=""/></text:p>
          </draw:text-box>
          <svg:title/>
          <svg:desc/>
        </draw:frame>
        <draw:frame draw:id="id121" presentation:style-name="a827" draw:name="Content Placeholder 2" svg:x="1.23608in" svg:y="2.37508in" svg:width="10.50227in" svg:height="3.60299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19" text:class-names="">Learning how to write efficient spatial queries can be complex. The purpose of this in-class assignment is for you practice writing them. All of the basic tools (functions) that you use in a normal SQL query are available plus the 100s of PostGIS functions. Practice makes perfect and there are 100s of ways to solve<text:s text:c="1"/></text:span><text:span text:style-name="a820" text:class-names="">any problem.</text:span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4" draw:style-name="a829" draw:master-page-name="Master1-Layout2-obj-Title-and-Content" presentation:presentation-page-layout-name="Master1-PPL2" draw:id="Slide-259">
        <draw:frame draw:id="id122" presentation:style-name="a832" draw:name="Title 1" svg:x="1.23608in" svg:y="1.04257in" svg:width="10.50227in" svg:height="1.14746in" presentation:class="title" presentation:placeholder="false">
          <draw:text-box>
            <text:p text:style-name="a831" text:class-names="" text:cond-style-name=""><text:span text:style-name="a830" text:class-names="">Question 1</text:span></text:p>
          </draw:text-box>
          <svg:title/>
          <svg:desc/>
        </draw:frame>
        <draw:frame draw:id="id123" presentation:style-name="a848" draw:name="Content Placeholder 2" svg:x="1.23608in" svg:y="2.37508in" svg:width="10.50227in" svg:height="3.60299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For each geographic feature what is the average temperature in July 2005.</text:span></text:p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Census tract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>County</text:span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>State</text:span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850" draw:master-page-name="Master1-Layout2-obj-Title-and-Content" presentation:presentation-page-layout-name="Master1-PPL2" draw:id="Slide-260">
        <draw:frame draw:id="id124" presentation:style-name="a853" draw:name="Title 1" svg:x="1.23608in" svg:y="1.04257in" svg:width="10.50227in" svg:height="1.14746in" presentation:class="title" presentation:placeholder="false">
          <draw:text-box>
            <text:p text:style-name="a852" text:class-names="" text:cond-style-name=""><text:span text:style-name="a851" text:class-names="">Question 2</text:span></text:p>
          </draw:text-box>
          <svg:title/>
          <svg:desc/>
        </draw:frame>
        <draw:frame draw:id="id125" presentation:style-name="a869" draw:name="Content Placeholder 2" svg:x="1.23608in" svg:y="2.37508in" svg:width="10.50227in" svg:height="3.60299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For each geographic unit, identify those that do not have any us cities</text:span></text:p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Census tract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County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3" text:class-names="">State</text:span></text:p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871" draw:master-page-name="Master1-Layout2-obj-Title-and-Content" presentation:presentation-page-layout-name="Master1-PPL2" draw:id="Slide-261">
        <draw:frame draw:id="id126" presentation:style-name="a874" draw:name="Title 1" svg:x="1.23608in" svg:y="1.04257in" svg:width="10.50227in" svg:height="1.14746in" presentation:class="title" presentation:placeholder="false">
          <draw:text-box>
            <text:p text:style-name="a873" text:class-names="" text:cond-style-name=""><text:span text:style-name="a872" text:class-names="">Question 3</text:span></text:p>
          </draw:text-box>
          <svg:title/>
          <svg:desc/>
        </draw:frame>
        <draw:frame draw:id="id127" presentation:style-name="a884" draw:name="Content Placeholder 2" svg:x="1.23608in" svg:y="2.37508in" svg:width="10.50227in" svg:height="3.60299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Calculate area for each geographic feature, what is the largest county in the continental United States?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Calculate the difference between the attribute area and the calculated area.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Calculate the population density people / per square mile</text:span></text:p>
              </text:list-item>
            </text:list>
          </draw:text-box>
          <svg:title/>
          <svg:desc/>
        </draw:frame>
      </draw:page>
      <draw:page draw:name="Slide8" draw:style-name="a886" draw:master-page-name="Master1-Layout2-obj-Title-and-Content" presentation:presentation-page-layout-name="Master1-PPL2" draw:id="Slide-263">
        <draw:frame draw:id="id128" presentation:style-name="a889" draw:name="Title 1" svg:x="1.23608in" svg:y="1.04257in" svg:width="10.50227in" svg:height="1.14746in" presentation:class="title" presentation:placeholder="false">
          <draw:text-box>
            <text:p text:style-name="a888" text:class-names="" text:cond-style-name=""><text:span text:style-name="a887" text:class-names="">Question 4</text:span></text:p>
          </draw:text-box>
          <svg:title/>
          <svg:desc/>
        </draw:frame>
        <draw:frame draw:id="id129" presentation:style-name="a905" draw:name="Content Placeholder 2" svg:x="1.23608in" svg:y="2.37508in" svg:width="10.50227in" svg:height="3.60299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For this question choose an interstate road.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For each geographic unit, identify the features that an the road goes through</text:span></text:p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Census tract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County</text:span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907" draw:master-page-name="Master1-Layout2-obj-Title-and-Content" presentation:presentation-page-layout-name="Master1-PPL2" draw:id="Slide-265">
        <draw:frame draw:id="id130" presentation:style-name="a910" draw:name="Title 1" svg:x="1.23608in" svg:y="1.04257in" svg:width="10.50227in" svg:height="1.14746in" presentation:class="title" presentation:placeholder="false">
          <draw:text-box>
            <text:p text:style-name="a909" text:class-names="" text:cond-style-name=""><text:span text:style-name="a908" text:class-names="">Question 5</text:span></text:p>
          </draw:text-box>
          <svg:title/>
          <svg:desc/>
        </draw:frame>
        <draw:frame draw:id="id131" presentation:style-name="a923" draw:name="Content Placeholder 2" svg:x="1.23608in" svg:y="2.37508in" svg:width="10.50227in" svg:height="3.60299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For each geographic feature, find all adjacent geographic features to the state of Iowa which are not Iowa features.</text:span></text:p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Census tract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7" text:class-names="">County</text:span></text:p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925" draw:master-page-name="Master1-Layout2-obj-Title-and-Content" presentation:presentation-page-layout-name="Master1-PPL2" draw:id="Slide-266">
        <draw:frame draw:id="id132" presentation:style-name="a928" draw:name="Title 1" svg:x="1.23608in" svg:y="1.04257in" svg:width="10.50227in" svg:height="1.14746in" presentation:class="title" presentation:placeholder="false">
          <draw:text-box>
            <text:p text:style-name="a927" text:class-names="" text:cond-style-name=""><text:span text:style-name="a926" text:class-names="">Question 6</text:span></text:p>
          </draw:text-box>
          <svg:title/>
          <svg:desc/>
        </draw:frame>
        <draw:frame draw:id="id133" presentation:style-name="a941" draw:name="Content Placeholder 2" svg:x="1.23608in" svg:y="2.37508in" svg:width="10.50227in" svg:height="3.60299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For each geographic feature, identify which county has the most roads?</text:span></text:p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2" text:class-names="">Census tract</text:span></text:p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County</text:span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943" draw:master-page-name="Master1-Layout2-obj-Title-and-Content" presentation:presentation-page-layout-name="Master1-PPL2" draw:id="Slide-267">
        <draw:frame draw:id="id134" presentation:style-name="a946" draw:name="Title 1" svg:x="1.23608in" svg:y="1.04257in" svg:width="10.50227in" svg:height="1.14746in" presentation:class="title" presentation:placeholder="false">
          <draw:text-box>
            <text:p text:style-name="a945" text:class-names="" text:cond-style-name=""><text:span text:style-name="a944" text:class-names="">Question 7</text:span></text:p>
          </draw:text-box>
          <svg:title/>
          <svg:desc/>
        </draw:frame>
        <draw:frame draw:id="id135" presentation:style-name="a956" draw:name="Content Placeholder 2" svg:x="1.23608in" svg:y="2.37508in" svg:width="10.50227in" svg:height="3.60299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Identify which us cities are not within 30 kilometers of any road?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Identify which us cities are within 5 kilometers of any interstate road.</text:span></text:p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958" draw:master-page-name="Master1-Layout2-obj-Title-and-Content" presentation:presentation-page-layout-name="Master1-PPL2" draw:id="Slide-268">
        <draw:frame draw:id="id136" presentation:style-name="a961" draw:name="Title 1" svg:x="1.23608in" svg:y="1.04257in" svg:width="10.50227in" svg:height="1.14746in" presentation:class="title" presentation:placeholder="false">
          <draw:text-box>
            <text:p text:style-name="a960" text:class-names="" text:cond-style-name=""><text:span text:style-name="a959" text:class-names="">Question 8</text:span></text:p>
          </draw:text-box>
          <svg:title/>
          <svg:desc/>
        </draw:frame>
        <draw:frame draw:id="id137" presentation:style-name="a971" draw:name="Content Placeholder 2" svg:x="1.23608in" svg:y="2.37508in" svg:width="10.50227in" svg:height="3.60299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2" text:class-names="">Choose a state for this analysis.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Identify for that particular state, which cities are furthest from the state centroid.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</draw:text-box>
          <svg:title/>
          <svg:desc/>
        </draw:frame>
      </draw:page>
      <draw:page draw:name="Slide9" draw:style-name="a973" draw:master-page-name="Master1-Layout2-obj-Title-and-Content" presentation:presentation-page-layout-name="Master1-PPL2" draw:id="Slide-264">
        <draw:frame draw:id="id138" presentation:style-name="a976" draw:name="Title 1" svg:x="1.23608in" svg:y="1.04257in" svg:width="10.50227in" svg:height="1.14746in" presentation:class="title" presentation:placeholder="false">
          <draw:text-box>
            <text:p text:style-name="a975" text:class-names="" text:cond-style-name=""><text:span text:style-name="a974" text:class-names="">Question 9</text:span></text:p>
          </draw:text-box>
          <svg:title/>
          <svg:desc/>
        </draw:frame>
        <draw:frame draw:id="id139" presentation:style-name="a986" draw:name="Content Placeholder 2" svg:x="1.23608in" svg:y="2.37508in" svg:width="10.50227in" svg:height="3.60299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7" text:class-names="">What is the monthly average of cloudy days in Maine?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What state has the highest average cloudy days for 2008?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</draw:text-box>
          <svg:title/>
          <svg:desc/>
        </draw:frame>
      </draw:page>
      <draw:page draw:name="Slide7" draw:style-name="a988" draw:master-page-name="Master1-Layout2-obj-Title-and-Content" presentation:presentation-page-layout-name="Master1-PPL2" draw:id="Slide-262">
        <draw:frame draw:id="id140" presentation:style-name="a991" draw:name="Title 1" svg:x="1.23608in" svg:y="1.04257in" svg:width="10.50227in" svg:height="1.14746in" presentation:class="title" presentation:placeholder="false">
          <draw:text-box>
            <text:p text:style-name="a990" text:class-names="" text:cond-style-name=""><text:span text:style-name="a989" text:class-names="">Question 10</text:span></text:p>
          </draw:text-box>
          <svg:title/>
          <svg:desc/>
        </draw:frame>
        <draw:frame draw:id="id141" presentation:style-name="a1004" draw:name="Content Placeholder 2" svg:x="1.23608in" svg:y="2.37508in" svg:width="10.50227in" svg:height="3.60299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Choose your own time period.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Identify the road segments that by county are the windiest?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Identify the road segments that by county are the hottest?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table-cell" style:name="a80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8">
      <style:table-cell-properties/>
    </style:style>
    <style:style style:family="table-cell" style:name="a800">
      <style:table-cell-properties/>
    </style:style>
    <style:style style:family="table-cell" style:name="a799">
      <style:table-cell-properties fo:background-color="#d2deef"/>
    </style:style>
    <style:style style:family="table-cell" style:name="a801">
      <style:table-cell-properties fo:background-color="#d2deef"/>
    </style:style>
    <style:style style:family="graphic" style:name="Graphics"/>
    <style:style style:family="table-cell" style:name="a80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90" draw:style="radial" draw:cx="50%" draw:cy="50%" draw:start-color="#fafafa" draw:end-color="#ffffff" draw:start-intensity="100%" draw:end-intensity="100%"/>
    <draw:gradient draw:name="a987" draw:style="radial" draw:cx="50%" draw:cy="50%" draw:start-color="#fafafa" draw:end-color="#ffffff" draw:start-intensity="100%" draw:end-intensity="100%"/>
    <draw:gradient draw:name="a330" draw:style="radial" draw:cx="50%" draw:cy="50%" draw:start-color="#fafafa" draw:end-color="#ffffff" draw:start-intensity="100%" draw:end-intensity="100%"/>
    <draw:gradient draw:name="a527" draw:style="linear" draw:angle="0" draw:start-color="#dcdce0" draw:end-color="#dedee2" draw:start-intensity="0%" draw:end-intensity="100%"/>
    <draw:gradient draw:name="a828" draw:style="radial" draw:cx="50%" draw:cy="50%" draw:start-color="#fafafa" draw:end-color="#ffffff" draw:start-intensity="100%" draw:end-intensity="100%"/>
    <draw:gradient draw:name="a195" draw:style="linear" draw:angle="0" draw:start-color="#dcdce0" draw:end-color="#dedee2" draw:start-intensity="0%" draw:end-intensity="100%"/>
    <draw:gradient draw:name="a972" draw:style="radial" draw:cx="50%" draw:cy="50%" draw:start-color="#fafafa" draw:end-color="#ffffff" draw:start-intensity="100%" draw:end-intensity="100%"/>
    <draw:gradient draw:name="a335" draw:style="linear" draw:angle="0" draw:start-color="#dcdce0" draw:end-color="#dedee2" draw:start-intensity="0%" draw:end-intensity="100%"/>
    <draw:gradient draw:name="a813" draw:style="radial" draw:cx="50%" draw:cy="50%" draw:start-color="#fafafa" draw:end-color="#ffffff" draw:start-intensity="100%" draw:end-intensity="100%"/>
    <draw:gradient draw:name="a251" draw:style="linear" draw:angle="0" draw:start-color="#dcdce0" draw:end-color="#dedee2" draw:start-intensity="0%" draw:end-intensity="100%"/>
    <draw:gradient draw:name="a67" draw:style="radial" draw:cx="50%" draw:cy="50%" draw:start-color="#fafafa" draw:end-color="#ffffff" draw:start-intensity="100%" draw:end-intensity="100%"/>
    <draw:gradient draw:name="a924" draw:style="radial" draw:cx="50%" draw:cy="50%" draw:start-color="#fafafa" draw:end-color="#ffffff" draw:start-intensity="100%" draw:end-intensity="100%"/>
    <draw:gradient draw:name="a661" draw:style="radial" draw:cx="50%" draw:cy="50%" draw:start-color="#fafafa" draw:end-color="#ffffff" draw:start-intensity="100%" draw:end-intensity="100%"/>
    <draw:gradient draw:name="a625" draw:style="linear" draw:angle="0" draw:start-color="#262626" draw:end-color="#0d0d0d" draw:start-intensity="100%" draw:end-intensity="100%"/>
    <draw:gradient draw:name="a594" draw:style="radial" draw:cx="50%" draw:cy="50%" draw:start-color="#fafafa" draw:end-color="#ffffff" draw:start-intensity="100%" draw:end-intensity="100%"/>
    <draw:gradient draw:name="a734" draw:style="linear" draw:angle="0" draw:start-color="#dcdce0" draw:end-color="#dedee2" draw:start-intensity="0%" draw:end-intensity="100%"/>
    <draw:gradient draw:name="a666" draw:style="linear" draw:angle="0" draw:start-color="#dcdce0" draw:end-color="#dedee2" draw:start-intensity="0%" draw:end-intensity="100%"/>
    <draw:gradient draw:name="a629" draw:style="linear" draw:angle="1800" draw:start-color="#dadada" draw:end-color="#fffffe" draw:start-intensity="100%" draw:end-intensity="100%"/>
    <draw:gradient draw:name="a599" draw:style="linear" draw:angle="0" draw:start-color="#dcdce0" draw:end-color="#dedee2" draw:start-intensity="0%" draw:end-intensity="100%"/>
    <draw:gradient draw:name="a806" draw:style="radial" draw:cx="50%" draw:cy="50%" draw:start-color="#fafafa" draw:end-color="#ffffff" draw:start-intensity="100%" draw:end-intensity="100%"/>
    <draw:gradient draw:name="a474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246" draw:style="radial" draw:cx="50%" draw:cy="50%" draw:start-color="#fafafa" draw:end-color="#ffffff" draw:start-intensity="100%" draw:end-intensity="100%"/>
    <draw:gradient draw:name="a885" draw:style="radial" draw:cx="50%" draw:cy="50%" draw:start-color="#fafafa" draw:end-color="#ffffff" draw:start-intensity="100%" draw:end-intensity="100%"/>
    <draw:gradient draw:name="a479" draw:style="linear" draw:angle="0" draw:start-color="#dcdce0" draw:end-color="#dedee2" draw:start-intensity="0%" draw:end-intensity="100%"/>
    <draw:gradient draw:name="a849" draw:style="radial" draw:cx="50%" draw:cy="50%" draw:start-color="#fafafa" draw:end-color="#ffffff" draw:start-intensity="100%" draw:end-intensity="100%"/>
    <draw:gradient draw:name="a422" draw:style="radial" draw:cx="50%" draw:cy="50%" draw:start-color="#fafafa" draw:end-color="#ffffff" draw:start-intensity="100%" draw:end-intensity="100%"/>
    <draw:gradient draw:name="a5" draw:style="linear" draw:angle="0" draw:start-color="#dcdce0" draw:end-color="#dedee2" draw:start-intensity="0%" draw:end-intensity="100%"/>
    <draw:gradient draw:name="a122" draw:style="radial" draw:cx="50%" draw:cy="50%" draw:start-color="#fafafa" draw:end-color="#ffffff" draw:start-intensity="100%" draw:end-intensity="100%"/>
    <draw:gradient draw:name="a957" draw:style="radial" draw:cx="50%" draw:cy="50%" draw:start-color="#fafafa" draw:end-color="#ffffff" draw:start-intensity="100%" draw:end-intensity="100%"/>
    <draw:gradient draw:name="a870" draw:style="radial" draw:cx="50%" draw:cy="50%" draw:start-color="#fafafa" draw:end-color="#ffffff" draw:start-intensity="100%" draw:end-intensity="100%"/>
    <draw:gradient draw:name="a427" draw:style="linear" draw:angle="0" draw:start-color="#dcdce0" draw:end-color="#dedee2" draw:start-intensity="0%" draw:end-intensity="100%"/>
    <draw:gradient draw:name="a729" draw:style="radial" draw:cx="50%" draw:cy="50%" draw:start-color="#fafafa" draw:end-color="#ffffff" draw:start-intensity="100%" draw:end-intensity="100%"/>
    <draw:gradient draw:name="a127" draw:style="linear" draw:angle="0" draw:start-color="#dcdce0" draw:end-color="#dedee2" draw:start-intensity="0%" draw:end-intensity="100%"/>
    <draw:gradient draw:name="a942" draw:style="radial" draw:cx="50%" draw:cy="50%" draw:start-color="#fafafa" draw:end-color="#ffffff" draw:start-intensity="100%" draw:end-intensity="100%"/>
    <draw:gradient draw:name="a906" draw:style="radial" draw:cx="50%" draw:cy="50%" draw:start-color="#fafafa" draw:end-color="#ffffff" draw:start-intensity="100%" draw:end-intensity="100%"/>
    <draw:gradient draw:name="a72" draw:style="linear" draw:angle="0" draw:start-color="#dcdce0" draw:end-color="#dedee2" draw:start-intensity="0%" draw:end-intensity="100%"/>
    <draw:gradient draw:name="a522" draw:style="radial" draw:cx="50%" draw:cy="50%" draw:start-color="#fafafa" draw:end-color="#ffffff" draw:start-intensity="100%" draw:end-intensity="100%"/>
    <table:table-template table:name="{5C22544A-7EE6-4342-B048-85BDC9FD1C3A}">
      <table:first-row table:style-name="a802" table:paragraph-style-name=""/>
      <table:last-row table:style-name="a803" table:paragraph-style-name=""/>
      <table:first-column table:style-name="a804" table:paragraph-style-name=""/>
      <table:last-column table:style-name="a805" table:paragraph-style-name=""/>
      <table:body table:style-name="a797" table:paragraph-style-name=""/>
      <table:even-rows table:style-name="a800" table:paragraph-style-name=""/>
      <table:odd-rows table:style-name="a801" table:paragraph-style-name=""/>
      <table:even-columns table:style-name="a798" table:paragraph-style-name=""/>
      <table:odd-columns table:style-name="a7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fo:clip="rect(0in, 3.7449in, 0.18795in, -0.02719in)" draw:stroke="none"/>
    </style:style>
    <style:style style:family="graphic" style:name="a7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fo:clip="rect(0in, 3.7449in, 0.18795in, -0.02719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3.7449in, 0.18795in, -0.02719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3.7449in, 0.18795in, -0.02719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.02499in, 0in, -0.02499in, 0in)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.02499in, 0in, -0.02499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gradient" draw:fill-gradient-name="a734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fo:clip="rect(0in, 3.7449in, 0.18795in, -0.02719in)" draw:stroke="none"/>
    </style:style>
    <style:style style:family="drawing-page" style:name="a523">
      <style:drawing-page-properties draw:fill="gradient" draw:fill-gradient-name="a5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.02499in, 0in, -0.02499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, 14.00997in, 0.18795in, -0.02719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gradient" draw:fill-gradient-name="a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 style:parent-style-name="Graphics">
      <style:graphic-properties draw:fill="none" fo:clip="rect(0.02499in, 0in, -0.02499in, 0in)" draw:stroke="non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, 3.7449in, 0.18795in, -0.02719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.02499in, 0in, -0.02499in,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.02499in, 0in, -0.0249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fo:clip="rect(0in, 3.7449in, 0.18795in, -0.02719in)" draw:stroke="non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3.7449in, 0.18795in, -0.02719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fo:clip="rect(0.00244in, 11.4865in, 0.18862in, -0.02743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gradient" draw:fill-gradient-name="a62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gradient" draw:fill-gradient-name="a62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.02499in, 0in, -0.02499in, 0in)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02499in, 0in, -0.02499in, 0in)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3/5/2019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3/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4" draw:layer="Master1-bg" draw:style-name="a69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3" draw:name="Rectangle 12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4" draw:name="Straight Connector 13">
        <svg:title/>
        <svg:desc/>
      </draw:connector>
      <draw:frame draw:id="id17" presentation:style-name="a77" draw:name="Title 1" svg:x="1.23404in" svg:y="1.03446in" svg:width="9.44562in" svg:height="2.8636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2" svg:x="1.23404in" svg:y="3.89815in" svg:width="9.44562in" svg:height="1.17136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4" draw:name="Date Placeholder 3" svg:x="7.90992in" svg:y="0.3613in" svg:width="2.75087in" svg:height="0.33815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3/5/2019</text:date></text:span></text:p>
        </draw:text-box>
        <svg:title/>
        <svg:desc/>
      </draw:frame>
      <draw:frame draw:id="id20" presentation:style-name="a87" draw:name="Footer Placeholder 4" svg:x="1.23264in" svg:y="0.36013in" svg:width="6.50007in" svg:height="0.3381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10.85345in" svg:y="0.14756in" svg:width="0.88694in" svg:height="0.55072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frame draw:id="id22" draw:style-name="a91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121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3/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3" draw:layer="Master1-bg" draw:style-name="a124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28" draw:name="Rectangle 12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29" draw:name="Straight Connector 13">
        <svg:title/>
        <svg:desc/>
      </draw:connector>
      <draw:frame draw:id="id26" presentation:style-name="a132" draw:name="Title 1" svg:x="1.23608in" svg:y="1.04257in" svg:width="10.50227in" svg:height="1.1474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7" presentation:style-name="a148" draw:name="Content Placeholder 2" svg:x="1.23608in" svg:y="2.37508in" svg:width="10.50227in" svg:height="3.60299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2" draw:name="Date Placeholder 3" svg:x="7.90992in" svg:y="0.3613in" svg:width="2.75087in" svg:height="0.33815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3/5/2019</text:date></text:span></text:p>
        </draw:text-box>
        <svg:title/>
        <svg:desc/>
      </draw:frame>
      <draw:frame draw:id="id29" presentation:style-name="a155" draw:name="Footer Placeholder 4" svg:x="1.23608in" svg:y="0.36013in" svg:width="6.49479in" svg:height="0.3381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0" presentation:style-name="a158" draw:name="Slide Number Placeholder 5" svg:x="10.84654in" svg:y="0.15027in" svg:width="0.88694in" svg:height="0.55072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31" draw:style-name="a159" draw:name="Picture 23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189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3/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2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32" draw:layer="Master1-bg" draw:style-name="a192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196" draw:name="Rectangle 12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197" draw:name="Straight Connector 13">
        <svg:title/>
        <svg:desc/>
      </draw:connector>
      <draw:frame draw:id="id35" presentation:style-name="a200" draw:name="Title 1" svg:x="1.23487in" svg:y="1.92053in" svg:width="9.42592in" svg:height="2.24198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6" presentation:style-name="a204" draw:name="Text Placeholder 2" svg:x="1.23487in" svg:y="4.16251in" svg:width="9.42592in" svg:height="1.1077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37" presentation:style-name="a208" draw:name="Date Placeholder 3" svg:x="7.90992in" svg:y="0.3613in" svg:width="2.75087in" svg:height="0.33815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3/5/2019</text:date></text:span></text:p>
        </draw:text-box>
        <svg:title/>
        <svg:desc/>
      </draw:frame>
      <draw:frame draw:id="id38" presentation:style-name="a211" draw:name="Footer Placeholder 4" svg:x="1.23608in" svg:y="0.36013in" svg:width="6.49479in" svg:height="0.3381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lide Number Placeholder 5" svg:x="10.84654in" svg:y="0.15027in" svg:width="0.88694in" svg:height="0.5507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frame draw:id="id40" draw:style-name="a215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245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3/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41" draw:layer="Master1-bg" draw:style-name="a248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53" draw:name="Straight Connector 13">
        <svg:title/>
        <svg:desc/>
      </draw:connector>
      <draw:frame draw:id="id44" presentation:style-name="a256" draw:name="Title 1" svg:x="1.23693in" svg:y="1.04772in" svg:width="10.50485in" svg:height="1.15847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72" draw:name="Content Placeholder 2" svg:x="1.23487in" svg:y="2.36835in" svg:width="5.08in" svg:height="3.602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8" draw:name="Content Placeholder 3" svg:x="6.66624in" svg:y="2.37508in" svg:width="5.08in" svg:height="3.59481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2" draw:name="Date Placeholder 4" svg:x="7.90992in" svg:y="0.3613in" svg:width="2.75087in" svg:height="0.3381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3/5/2019</text:date></text:span></text:p>
        </draw:text-box>
        <svg:title/>
        <svg:desc/>
      </draw:frame>
      <draw:frame draw:id="id48" presentation:style-name="a295" draw:name="Footer Placeholder 5" svg:x="1.23608in" svg:y="0.36013in" svg:width="6.49479in" svg:height="0.3381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8" draw:name="Slide Number Placeholder 6" svg:x="10.84654in" svg:y="0.15027in" svg:width="0.88694in" svg:height="0.5507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draw:frame draw:id="id50" draw:style-name="a299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329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3/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1" draw:layer="Master1-bg" draw:style-name="a332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36" draw:name="Rectangle 12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37" draw:name="Straight Connector 13">
        <svg:title/>
        <svg:desc/>
      </draw:connector>
      <draw:frame draw:id="id54" presentation:style-name="a340" draw:name="Title 1" svg:x="1.23487in" svg:y="1.04258in" svg:width="10.50707in" svg:height="1.1552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55" presentation:style-name="a344" draw:name="Text Placeholder 2" svg:x="1.23487in" svg:y="2.37284in" svg:width="5.08in" svg:height="0.877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56" presentation:style-name="a360" draw:name="Content Placeholder 3" svg:x="1.23487in" svg:y="3.2529in" svg:width="5.08in" svg:height="2.7273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4" draw:name="Text Placeholder 4" svg:x="6.66485in" svg:y="2.37662in" svg:width="5.08in" svg:height="0.8773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58" presentation:style-name="a380" draw:name="Content Placeholder 5" svg:x="6.66485in" svg:y="3.24986in" svg:width="5.08in" svg:height="2.72003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Date Placeholder 6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3/5/2019</text:date></text:span></text:p>
        </draw:text-box>
        <svg:title/>
        <svg:desc/>
      </draw:frame>
      <draw:frame draw:id="id60" presentation:style-name="a387" draw:name="Footer Placeholder 7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1" presentation:style-name="a390" draw:name="Slide Number Placeholder 8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62" draw:style-name="a391" draw:name="Picture 17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421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3/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frame draw:id="id63" draw:layer="Master1-bg" draw:style-name="a424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28" draw:name="Rectangle 1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29" draw:name="Straight Connector 13">
        <svg:title/>
        <svg:desc/>
      </draw:connector>
      <draw:frame draw:id="id66" presentation:style-name="a432" draw:name="Title 1" svg:x="1.23608in" svg:y="1.04257in" svg:width="10.50227in" svg:height="1.1474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7" presentation:style-name="a436" draw:name="Date Placeholder 2" svg:x="7.90992in" svg:y="0.3613in" svg:width="2.75087in" svg:height="0.33815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3/5/2019</text:date></text:span></text:p>
        </draw:text-box>
        <svg:title/>
        <svg:desc/>
      </draw:frame>
      <draw:frame draw:id="id68" presentation:style-name="a439" draw:name="Footer Placeholder 3" svg:x="1.23608in" svg:y="0.36013in" svg:width="6.49479in" svg:height="0.3381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9" presentation:style-name="a442" draw:name="Slide Number Placeholder 4" svg:x="10.84654in" svg:y="0.15027in" svg:width="0.88694in" svg:height="0.55072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style-name="a443" draw:name="Picture 13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473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3/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71" draw:layer="Master1-bg" draw:style-name="a476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480" draw:name="Rectangle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481" draw:name="Straight Connector 13">
        <svg:title/>
        <svg:desc/>
      </draw:connector>
      <draw:frame draw:id="id74" presentation:style-name="a485" draw:name="Date Placeholder 1" svg:x="7.90992in" svg:y="0.3613in" svg:width="2.75087in" svg:height="0.33815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3/5/2019</text:date></text:span></text:p>
        </draw:text-box>
        <svg:title/>
        <svg:desc/>
      </draw:frame>
      <draw:frame draw:id="id75" presentation:style-name="a488" draw:name="Footer Placeholder 2" svg:x="1.23608in" svg:y="0.36013in" svg:width="6.49479in" svg:height="0.3381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76" presentation:style-name="a491" draw:name="Slide Number Placeholder 3" svg:x="10.84654in" svg:y="0.15027in" svg:width="0.88694in" svg:height="0.55072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3/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4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7" draw:name="Footer Placeholder 5" svg:x="0in" svg:y="9.49826in" svg:width="3.25in" svg:height="0.5017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77" draw:layer="Master1-bg" draw:style-name="a524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28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29" draw:name="Straight Connector 13">
        <svg:title/>
        <svg:desc/>
      </draw:connector>
      <draw:frame draw:id="id80" presentation:style-name="a532" draw:name="Title 1" svg:x="1.22954in" svg:y="1.04175in" svg:width="3.5816in" svg:height="2.5395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81" presentation:style-name="a548" draw:name="Content Placeholder 2" svg:x="5.1655in" svg:y="1.04175in" svg:width="6.57532in" svg:height="4.92697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2" draw:name="Text Placeholder 3" svg:x="1.22954in" svg:y="3.58131in" svg:width="3.5816in" svg:height="2.3828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</draw:text-box>
        <svg:title/>
        <svg:desc/>
      </draw:frame>
      <draw:frame draw:id="id83" presentation:style-name="a556" draw:name="Date Placeholder 4" svg:x="7.90992in" svg:y="0.3613in" svg:width="2.75087in" svg:height="0.33815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3/5/2019</text:date></text:span></text:p>
        </draw:text-box>
        <svg:title/>
        <svg:desc/>
      </draw:frame>
      <draw:frame draw:id="id84" presentation:style-name="a559" draw:name="Footer Placeholder 5" svg:x="1.23608in" svg:y="0.36013in" svg:width="6.49479in" svg:height="0.33815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5" presentation:style-name="a562" draw:name="Slide Number Placeholder 6" svg:x="10.84654in" svg:y="0.15027in" svg:width="0.88694in" svg:height="0.55072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6" draw:style-name="a563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593">
        <draw:frame draw:id="id8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3/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1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87" draw:layer="Master1-bg" draw:style-name="a596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00" draw:name="Rectangl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0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26" draw:name="Rectangle 1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30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04" draw:name="Title 1" svg:x="1.23483in" svg:y="1.23525in" svg:width="6.40297in" svg:height="2.10434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2" presentation:style-name="a607" draw:name="Picture Placeholder 2" svg:x="8.88494in" svg:y="1.22763in" svg:width="3.05246in" svg:height="4.22827in" presentation:class="graphic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/>
      </draw:frame>
      <draw:frame draw:id="id93" presentation:style-name="a611" draw:name="Text Placeholder 3" svg:x="1.23387in" svg:y="3.33959in" svg:width="6.39379in" svg:height="2.2922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94" presentation:style-name="a615" draw:name="Date Placeholder 4" svg:x="1.23064in" svg:y="5.98191in" svg:width="6.39721in" svg:height="0.35009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3/5/2019</text:date></text:span></text:p>
        </draw:text-box>
        <svg:title/>
        <svg:desc/>
      </draw:frame>
      <draw:frame draw:id="id95" presentation:style-name="a618" draw:name="Footer Placeholder 5" svg:x="1.23064in" svg:y="0.34847in" svg:width="5.33445in" svg:height="0.35097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1" draw:name="Slide Number Placeholder 6" svg:x="6.75502in" svg:y="0.15027in" svg:width="0.88694in" svg:height="0.5507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draw:frame draw:id="id97" draw:style-name="a622" draw:name="Picture 21" svg:x="1.23082in" svg:y="0.7037in" svg:width="6.43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660">
        <draw:frame draw:id="id8" presentation:style-name="a633" draw:name="Header Placehold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3/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lide Image Placeholder 3">
          <svg:title/>
          <svg:desc/>
        </draw:page-thumbnail>
        <draw:frame draw:id="id11" presentation:style-name="a653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lide Number Placeholder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100" draw:layer="Master1-bg" draw:style-name="a663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67" draw:name="Rectangle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68" draw:name="Straight Connector 13">
        <svg:title/>
        <svg:desc/>
      </draw:connector>
      <draw:frame draw:id="id103" presentation:style-name="a671" draw:name="Title 1" svg:x="1.23608in" svg:y="1.04257in" svg:width="10.50227in" svg:height="1.1474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04" presentation:style-name="a687" draw:name="Vertical Text Placeholder 2" svg:x="1.23608in" svg:y="2.37508in" svg:width="10.50227in" svg:height="3.6029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91" draw:name="Date Placeholder 3" svg:x="7.90992in" svg:y="0.3613in" svg:width="2.75087in" svg:height="0.33815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3/5/2019</text:date></text:span></text:p>
        </draw:text-box>
        <svg:title/>
        <svg:desc/>
      </draw:frame>
      <draw:frame draw:id="id106" presentation:style-name="a694" draw:name="Footer Placeholder 4" svg:x="1.23608in" svg:y="0.36013in" svg:width="6.49479in" svg:height="0.33815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7" presentation:style-name="a697" draw:name="Slide Number Placeholder 5" svg:x="10.84654in" svg:y="0.15027in" svg:width="0.88694in" svg:height="0.55072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08" draw:style-name="a698" draw:name="Picture 14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728">
        <draw:frame draw:id="id8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3/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lide Image Placeholder 3">
          <svg:title/>
          <svg:desc/>
        </draw:page-thumbnail>
        <draw:frame draw:id="id11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0">
      <draw:frame draw:id="id109" draw:layer="Master1-bg" draw:style-name="a731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35" draw:name="Rectangle 1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36" draw:name="Straight Connector 13">
        <svg:title/>
        <svg:desc/>
      </draw:connector>
      <draw:frame draw:id="id112" presentation:style-name="a739" draw:name="Vertical Title 1" svg:x="9.9789in" svg:y="0.87377in" svg:width="1.767in" svg:height="5.09612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13" presentation:style-name="a755" draw:name="Vertical Text Placeholder 2" svg:x="1.23608in" svg:y="0.87377in" svg:width="8.56171in" svg:height="5.0961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9" draw:name="Date Placeholder 3" svg:x="7.90992in" svg:y="0.3613in" svg:width="2.75087in" svg:height="0.33815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3/5/2019</text:date></text:span></text:p>
        </draw:text-box>
        <svg:title/>
        <svg:desc/>
      </draw:frame>
      <draw:frame draw:id="id115" presentation:style-name="a762" draw:name="Footer Placeholder 4" svg:x="1.23608in" svg:y="0.36013in" svg:width="6.49479in" svg:height="0.33815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6" presentation:style-name="a765" draw:name="Slide Number Placeholder 5" svg:x="10.84654in" svg:y="0.15027in" svg:width="0.88694in" svg:height="0.55072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title/>
        <svg:desc/>
      </draw:frame>
      <draw:frame draw:id="id117" draw:style-name="a766" draw:transform="translate(-2.55in -0.085in) rotate(-1.5708) translate(12.00131in 3.41715in)" draw:name="Picture 16" svg:width="5.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796">
        <draw:frame draw:id="id8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3/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lide Image Placeholder 3">
          <svg:title/>
          <svg:desc/>
        </draw:page-thumbnail>
        <draw:frame draw:id="id11" presentation:style-name="a789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Footer Placeholder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Haynes, David (MDH)</dc:creator>
    <meta:creation-date>2018-02-05T15:17:03Z</meta:creation-date>
    <dc:date>2019-03-05T21:59:23Z</dc:date>
    <meta:template xlink:href="GIS5577" xlink:type="simple"/>
    <meta:editing-cycles>33</meta:editing-cycles>
    <meta:editing-duration>PT120576S</meta:editing-duration>
    <meta:document-statistic meta:paragraph-count="43" meta:word-count="325"/>
  </office:meta>
</office:document-meta>
</file>